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5-01-0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4-11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4-07-0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4-04-0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4-01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3-11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3-07-06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3-04-1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3-01-0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2-11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2-07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2-04-1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2-01-05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1-11-08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1-07-14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1-05-0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1-01-06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0-07-08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0-04-01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20-01-09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9-04-08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8-10-01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8-07-11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8-04-05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8-01-09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7-10-05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7-07-10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7-04-03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7-01-10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6-10-10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6-07-0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6-04-05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6-01-06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5-10-07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5-07-13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5-04-02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5-01-06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4-10-02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4-07-02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4-04-0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4-01-06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3-10-0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3-07-08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3-04-0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ROMP TR 8-1 INT</text:p>
          </table:table-cell>
          <table:table-cell office:value-type="string" calcext:value-type="string">
            <text:p>2013-01-0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